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angria">
      <style:paragraph-properties fo:margin-left="0cm" fo:margin-right="0cm" fo:text-indent="0cm" style:auto-text-indent="false"/>
      <style:text-properties officeooo:rsid="0021ec94" officeooo:paragraph-rsid="0021ec94"/>
    </style:style>
    <style:style style:name="P2" style:family="paragraph" style:parent-style-name="Sangria">
      <style:paragraph-properties fo:margin-left="0cm" fo:margin-right="0cm" fo:text-indent="0cm" style:auto-text-indent="false"/>
      <style:text-properties style:use-window-font-color="true" loext:opacity="0%" fo:font-size="13pt" officeooo:rsid="0020fd55" officeooo:paragraph-rsid="0020fd55" style:font-size-asian="13pt" style:font-size-complex="13pt"/>
    </style:style>
    <style:style style:name="P3" style:family="paragraph" style:parent-style-name="Sangria">
      <style:paragraph-properties fo:margin-left="0cm" fo:margin-right="0cm" fo:text-indent="0cm" style:auto-text-indent="false"/>
      <style:text-properties fo:font-weight="bold" officeooo:rsid="0021ec94" officeooo:paragraph-rsid="0021ec94" style:font-weight-asian="bold" style:font-weight-complex="bold"/>
    </style:style>
    <style:style style:name="P4" style:family="paragraph" style:parent-style-name="Sangria">
      <style:text-properties style:font-name="Times New Roman" officeooo:rsid="001d8077" officeooo:paragraph-rsid="001e09be"/>
    </style:style>
    <style:style style:name="P5" style:family="paragraph" style:parent-style-name="Sangria">
      <style:text-properties style:use-window-font-color="true" loext:opacity="0%" fo:font-size="13pt" officeooo:rsid="00315196" officeooo:paragraph-rsid="00315196" style:font-size-asian="13pt" style:font-size-complex="13pt"/>
    </style:style>
    <style:style style:name="P6" style:family="paragraph" style:parent-style-name="Sangria">
      <style:text-properties style:use-window-font-color="true" loext:opacity="0%" officeooo:rsid="0021ec94" officeooo:paragraph-rsid="0021ec94"/>
    </style:style>
    <style:style style:name="P7" style:family="paragraph" style:parent-style-name="Sangria">
      <style:text-properties style:use-window-font-color="true" loext:opacity="0%" officeooo:rsid="003440f6" officeooo:paragraph-rsid="003440f6"/>
    </style:style>
    <style:style style:name="P8" style:family="paragraph" style:parent-style-name="Sangria">
      <style:text-properties style:use-window-font-color="true" loext:opacity="0%" officeooo:rsid="00315196" officeooo:paragraph-rsid="00315196"/>
    </style:style>
    <style:style style:name="P9" style:family="paragraph" style:parent-style-name="Standard">
      <style:text-properties style:use-window-font-color="true" loext:opacity="0%" style:font-name="Arial" fo:font-size="14pt" fo:font-weight="bold" officeooo:rsid="001c7cb1" officeooo:paragraph-rsid="001c7cb1" style:font-size-asian="14pt" style:font-weight-asian="bold" style:font-size-complex="14pt" style:font-weight-complex="bold"/>
    </style:style>
    <style:style style:name="P10" style:family="paragraph" style:parent-style-name="Standard">
      <style:text-properties style:use-window-font-color="true" loext:opacity="0%" style:font-name="Arial" fo:font-size="13pt" fo:font-weight="bold" officeooo:rsid="001ced82" officeooo:paragraph-rsid="001ced82" style:font-size-asian="13pt" style:font-weight-asian="bold" style:font-size-complex="13pt" style:font-weight-complex="bold"/>
    </style:style>
    <style:style style:name="P11" style:family="paragraph" style:parent-style-name="Standard">
      <style:text-properties style:use-window-font-color="true" loext:opacity="0%" style:font-name="Arial" fo:font-size="13pt" fo:font-weight="bold" officeooo:rsid="001d8077" officeooo:paragraph-rsid="001d8077" style:font-size-asian="13pt" style:font-weight-asian="bold" style:font-size-complex="13pt" style:font-weight-complex="bold"/>
    </style:style>
    <style:style style:name="P12" style:family="paragraph" style:parent-style-name="Standard">
      <style:text-properties style:use-window-font-color="true" loext:opacity="0%" style:font-name="Arial" fo:font-size="13pt" fo:font-weight="bold" officeooo:rsid="001c7cb1" officeooo:paragraph-rsid="001c7cb1" style:font-size-asian="13pt" style:font-weight-asian="bold" style:font-size-complex="13pt" style:font-weight-complex="bold"/>
    </style:style>
    <style:style style:name="P13" style:family="paragraph" style:parent-style-name="Standard">
      <style:text-properties style:use-window-font-color="true" loext:opacity="0%" style:font-name="Arial" fo:font-size="13pt" fo:font-weight="bold" officeooo:rsid="001cd1fe" officeooo:paragraph-rsid="001cd1fe" style:font-size-asian="13pt" style:font-weight-asian="bold" style:font-size-complex="13pt" style:font-weight-complex="bold"/>
    </style:style>
    <style:style style:name="P14" style:family="paragraph" style:parent-style-name="Standard">
      <style:text-properties style:use-window-font-color="true" loext:opacity="0%" style:font-name="Arial" fo:font-size="12pt" officeooo:rsid="001cd1fe" officeooo:paragraph-rsid="001cd1fe" style:font-size-asian="12pt" style:font-size-complex="12pt"/>
    </style:style>
    <style:style style:name="P15" style:family="paragraph" style:parent-style-name="Standard">
      <style:text-properties style:use-window-font-color="true" loext:opacity="0%" style:font-name="Arial" fo:font-size="12pt" officeooo:rsid="001ced82" officeooo:paragraph-rsid="001ced82" style:font-size-asian="12pt" style:font-size-complex="12pt"/>
    </style:style>
    <style:style style:name="P16" style:family="paragraph" style:parent-style-name="Standard">
      <style:text-properties style:use-window-font-color="true" loext:opacity="0%" style:font-name="Arial" fo:font-size="12pt" officeooo:rsid="001ced82" officeooo:paragraph-rsid="001d2d42" style:font-size-asian="12pt" style:font-size-complex="12pt"/>
    </style:style>
    <style:style style:name="P17" style:family="paragraph" style:parent-style-name="Standard">
      <style:text-properties style:use-window-font-color="true" loext:opacity="0%" style:font-name="Arial" fo:font-size="12pt" officeooo:rsid="001ced82" officeooo:paragraph-rsid="002f9c04" style:font-size-asian="12pt" style:font-size-complex="12pt"/>
    </style:style>
    <style:style style:name="P18" style:family="paragraph" style:parent-style-name="Standard">
      <style:text-properties style:use-window-font-color="true" loext:opacity="0%" style:font-name="Arial" fo:font-size="12pt" officeooo:rsid="001d2d42" officeooo:paragraph-rsid="001d2d42" style:font-size-asian="12pt" style:font-size-complex="12pt"/>
    </style:style>
    <style:style style:name="P19" style:family="paragraph" style:parent-style-name="Standard">
      <style:text-properties style:use-window-font-color="true" loext:opacity="0%" style:font-name="Arial" fo:font-size="12pt" officeooo:rsid="002bc899" officeooo:paragraph-rsid="002f9c04" style:font-size-asian="12pt" style:font-size-complex="12pt"/>
    </style:style>
    <style:style style:name="P20" style:family="paragraph" style:parent-style-name="Standard">
      <style:text-properties style:use-window-font-color="true" loext:opacity="0%" style:font-name="Arial" fo:font-size="12pt" officeooo:rsid="002f9c04" officeooo:paragraph-rsid="002f9c04" style:font-size-asian="12pt" style:font-size-complex="12pt"/>
    </style:style>
    <style:style style:name="P21" style:family="paragraph" style:parent-style-name="Standard">
      <style:text-properties style:use-window-font-color="true" loext:opacity="0%" style:font-name="Arial" fo:font-size="12pt" officeooo:rsid="002f9c04" officeooo:paragraph-rsid="00315196" style:font-size-asian="12pt" style:font-size-complex="12pt"/>
    </style:style>
    <style:style style:name="P22" style:family="paragraph" style:parent-style-name="Standard">
      <style:text-properties style:use-window-font-color="true" loext:opacity="0%" style:font-name="Arial" fo:font-size="12pt" officeooo:rsid="00315196" officeooo:paragraph-rsid="00315196" style:font-size-asian="12pt" style:font-size-complex="12pt"/>
    </style:style>
    <style:style style:name="P23" style:family="paragraph" style:parent-style-name="Standard">
      <style:text-properties style:use-window-font-color="true" loext:opacity="0%" style:font-name="OpenSymbol" fo:font-size="12pt" officeooo:rsid="002eb5bb" officeooo:paragraph-rsid="002ec03d" style:font-name-asian="OpenSymbol" style:font-size-asian="12pt" style:font-name-complex="OpenSymbol" style:font-size-complex="12pt"/>
    </style:style>
    <style:style style:name="P24" style:family="paragraph" style:parent-style-name="Text">
      <style:text-properties style:use-window-font-color="true" loext:opacity="0%" style:font-name="Arial" fo:font-size="12pt" fo:font-weight="bold" officeooo:rsid="001cd1fe" officeooo:paragraph-rsid="001f359b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text-properties style:use-window-font-color="true" loext:opacity="0%" style:font-name="Arial" fo:font-size="12pt" officeooo:rsid="001c7cb1" officeooo:paragraph-rsid="001c7cb1" style:font-size-asian="12pt" style:font-size-complex="12pt"/>
    </style:style>
    <style:style style:name="P26" style:family="paragraph" style:parent-style-name="Standard" style:list-style-name="L1">
      <style:text-properties style:use-window-font-color="true" loext:opacity="0%" style:font-name="Arial" fo:font-size="12pt" officeooo:rsid="001cd1fe" officeooo:paragraph-rsid="001cd1fe" style:font-size-asian="12pt" style:font-size-complex="12pt"/>
    </style:style>
    <style:style style:name="P27" style:family="paragraph" style:parent-style-name="Standard" style:list-style-name="L2">
      <style:text-properties style:use-window-font-color="true" loext:opacity="0%" style:font-name="Arial" fo:font-size="12pt" officeooo:rsid="001cd1fe" officeooo:paragraph-rsid="001cd1fe" style:font-size-asian="12pt" style:font-size-complex="12pt"/>
    </style:style>
    <style:style style:name="P28" style:family="paragraph" style:parent-style-name="Standard" style:list-style-name="L2">
      <style:text-properties style:use-window-font-color="true" loext:opacity="0%" style:font-name="Arial" fo:font-size="12pt" officeooo:rsid="001cd1fe" officeooo:paragraph-rsid="001ced82" style:font-size-asian="12pt" style:font-size-complex="12pt"/>
    </style:style>
    <style:style style:name="P29" style:family="paragraph" style:parent-style-name="Standard" style:list-style-name="L1">
      <style:text-properties style:use-window-font-color="true" loext:opacity="0%" style:font-name="Arial" fo:font-size="12pt" officeooo:rsid="001ced82" officeooo:paragraph-rsid="001ced82" style:font-size-asian="12pt" style:font-size-complex="12pt"/>
    </style:style>
    <style:style style:name="P30" style:family="paragraph" style:parent-style-name="Standard" style:list-style-name="L3">
      <style:text-properties style:use-window-font-color="true" loext:opacity="0%" style:font-name="Arial" fo:font-size="12pt" officeooo:rsid="00295867" officeooo:paragraph-rsid="002f9c04" style:font-size-asian="12pt" style:font-size-complex="12pt"/>
    </style:style>
    <style:style style:name="P31" style:family="paragraph" style:parent-style-name="Standard" style:list-style-name="L4">
      <style:text-properties style:use-window-font-color="true" loext:opacity="0%" style:font-name="Arial" fo:font-size="12pt" officeooo:rsid="00315196" officeooo:paragraph-rsid="00315196" style:font-size-asian="12pt" style:font-size-complex="12pt"/>
    </style:style>
    <style:style style:name="P32" style:family="paragraph" style:parent-style-name="Standard">
      <style:text-properties style:use-window-font-color="true" loext:opacity="0%" style:font-name="Arial" fo:font-size="14pt" officeooo:rsid="002bc899" officeooo:paragraph-rsid="00295867" style:font-size-asian="14pt" style:font-size-complex="14pt"/>
    </style:style>
    <style:style style:name="P33" style:family="paragraph" style:parent-style-name="Standard" style:list-style-name="L3">
      <style:text-properties style:use-window-font-color="true" loext:opacity="0%" officeooo:paragraph-rsid="002f9c04"/>
    </style:style>
    <style:style style:name="T1" style:family="text">
      <style:text-properties officeooo:rsid="001d2d42"/>
    </style:style>
    <style:style style:name="T2" style:family="text">
      <style:text-properties officeooo:rsid="00206942"/>
    </style:style>
    <style:style style:name="T3" style:family="text">
      <style:text-properties officeooo:rsid="00295867"/>
    </style:style>
    <style:style style:name="T4" style:family="text">
      <style:text-properties officeooo:rsid="002b1c90"/>
    </style:style>
    <style:style style:name="T5" style:family="text">
      <style:text-properties officeooo:rsid="002bc89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15196" style:font-weight-asian="bold" style:font-weight-complex="bold"/>
    </style:style>
    <style:style style:name="T8" style:family="text">
      <style:text-properties officeooo:rsid="002ec03d"/>
    </style:style>
    <style:style style:name="T9" style:family="text">
      <style:text-properties style:font-name="OpenSymbol" officeooo:rsid="002ec03d" style:font-name-asian="OpenSymbol" style:font-name-complex="OpenSymbol"/>
    </style:style>
    <style:style style:name="T10" style:family="text">
      <style:text-properties style:font-name="OpenSymbol" officeooo:rsid="002eb5bb" style:font-name-asian="OpenSymbol" style:font-name-complex="OpenSymbol"/>
    </style:style>
    <style:style style:name="T11" style:family="text">
      <style:text-properties style:font-name="OpenSymbol" fo:font-size="12pt" officeooo:rsid="002ec03d" style:font-name-asian="OpenSymbol" style:font-size-asian="12pt" style:font-name-complex="OpenSymbol" style:font-size-complex="12pt"/>
    </style:style>
    <style:style style:name="T12" style:family="text">
      <style:text-properties style:font-name="OpenSymbol" fo:font-size="12pt" officeooo:rsid="002bc899" style:font-name-asian="OpenSymbol" style:font-size-asian="12pt" style:font-name-complex="OpenSymbol" style:font-size-complex="12pt"/>
    </style:style>
    <style:style style:name="T13" style:family="text">
      <style:text-properties officeooo:rsid="002f9c04"/>
    </style:style>
    <style:style style:name="T14" style:family="text">
      <style:text-properties officeooo:rsid="003151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6">CÁLCULO Y REPRESENTACIÓN DEL CONSUMO ELÉCTRICO ANUAL</text:span></text:p>
      <text:p text:style-name="P9"/>
      <text:p text:style-name="P24">En esta <text:span text:style-name="T3">actividad</text:span> vamos a <text:span text:style-name="T3">crear una hoja de cálculo con el programa Excel de Microsoft que calcule y represente con varios gráficos el consumo y generación <text:s/>de energía eléctrica en España en un año concreto y la evolución del consumo en los últimos años.</text:span></text:p>
      <text:p text:style-name="P24"/>
      <text:p text:style-name="P12">Objetivos</text:p>
      <text:list xml:id="list2494254086" text:style-name="L1">
        <text:list-item>
          <text:p text:style-name="P25">Avanzar en la programación con bloques, utilizando Scratch.</text:p>
        </text:list-item>
        <text:list-item>
          <text:p text:style-name="P25">Comprender lo que es una función <text:span text:style-name="T1">(subrutina) </text:span>y practicar la programación con funciones. </text:p>
        </text:list-item>
        <text:list-item>
          <text:p text:style-name="P25">Crear simultáneamente programas para los distintos personajes.</text:p>
        </text:list-item>
        <text:list-item>
          <text:p text:style-name="P26">Estimular el pensamiento creativo y aprender a evaluar su propio trabajo, comprobando al final del ejercicio que su programa funciona correctamente.</text:p>
        </text:list-item>
        <text:list-item>
          <text:p text:style-name="P26">Compartir el programa en la red creando una cuenta en Scratch.com.</text:p>
        </text:list-item>
        <text:list-item>
          <text:p text:style-name="P29">Evaluar mediante una rúbrica los trabajos de los compañeros.</text:p>
        </text:list-item>
      </text:list>
      <text:p text:style-name="P14"/>
      <text:p text:style-name="P14"/>
      <text:p text:style-name="P13">Descriptores Competencia Digital</text:p>
      <text:list xml:id="list2556624518" text:style-name="L2">
        <text:list-item>
          <text:p text:style-name="P27">Identificar diferentes partes de un proceso (por ejemplo inicio, final, variables, bucles) y aplicar el razonamiento lógico para crear diagramas de flujo sencillos.</text:p>
        </text:list-item>
        <text:list-item>
          <text:p text:style-name="P27">Diseñar secuencias simples de instrucciones que den respuesta a un problema dado o para realizar una tarea sencilla.</text:p>
        </text:list-item>
        <text:list-item>
          <text:p text:style-name="P28">Evaluar el trabajo propio y ajeno y justificar su contenido en función de la audiencia (por ejemplo, hacer observaciones sobre el contenido y la presentación del trabajo de un compañero). </text:p>
        </text:list-item>
        <text:list-item>
          <text:p text:style-name="P28">Reaccionar positivamente a los comentarios de retroalimentación (feedback)."</text:p>
        </text:list-item>
      </text:list>
      <text:p text:style-name="P14"/>
      <text:p text:style-name="P14"/>
      <text:p text:style-name="P10">Nivel al que va dirigido y temporalización</text:p>
      <text:p text:style-name="P15"/>
      <text:p text:style-name="P15"><text:span text:style-name="T4">3</text:span>º <text:span text:style-name="T5">curso </text:span>de ESO</text:p>
      <text:p text:style-name="P16"><text:span text:style-name="T5">Dos </text:span>sesi<text:span text:style-name="T5">ones.</text:span> </text:p>
      <text:p text:style-name="P23"/>
      <text:p text:style-name="P18"/>
      <text:p text:style-name="P11">P<text:span text:style-name="T13">asos de la actividad</text:span>. <text:span text:style-name="T2">Procedimiento</text:span></text:p>
      <text:p text:style-name="P17"/>
      <text:p text:style-name="P17"><text:span text:style-name="T13">P</text:span>rimera sesión <text:span text:style-name="T8">en el aula informática:</text:span></text:p>
      <text:p text:style-name="P17"><text:span text:style-name="T13">S</text:span>e <text:span text:style-name="T5">realiza </text:span>una <text:span text:style-name="T5">explicación de los gráficos que los alumnos deben realizar con el programa Excel, presentando el trabajo ya hecho con la ayuda de un proyector. Sobre estos gráficos se recordarán o explicarán los siguientes conceptos:</text:span></text:p>
      <text:list xml:id="list3427277822" text:style-name="L3">
        <text:list-item>
          <text:p text:style-name="P33"><text:span text:style-name="T11">Diferencia entre p</text:span><text:span text:style-name="T12">otencia instalada </text:span><text:span text:style-name="T11">y </text:span><text:span text:style-name="T12">energía generada</text:span></text:p>
        </text:list-item>
        <text:list-item>
          <text:p text:style-name="P33"><text:span text:style-name="T11">T</text:span><text:span text:style-name="T12">ipos de fuentes de energía (renovables, no renovables)</text:span></text:p>
        </text:list-item>
        <text:list-item>
          <text:p text:style-name="P33"><text:span text:style-name="T11">F</text:span><text:span text:style-name="T12">uente de energía primaria frente a vector de transporte (electricidad) o almacenamiento energético (central de bombeo)</text:span></text:p>
        </text:list-item>
        <text:list-item>
          <text:p text:style-name="P33"><text:span text:style-name="T11">I</text:span><text:span text:style-name="T12">ntercambios de energía entre países</text:span></text:p>
        </text:list-item>
        <text:list-item>
          <text:p text:style-name="P30"><text:span text:style-name="T9">R</text:span><text:span text:style-name="T10">elación entre consumo eléctrico y economía</text:span></text:p>
        </text:list-item>
      </text:list>
      <text:p text:style-name="P19"/>
      <text:p text:style-name="P19">A continuación <text:span text:style-name="T13">se les pedirá a los alumnos que completen en la hoja de cálculo las fórmulas necesarias para calcular los porcentajes de energía a partir de los datos en bruto.</text:span></text:p>
      <text:p text:style-name="P20"><text:soft-page-break/>Una vez terminado este apartado y comprobado que los datos son correctos, se realizarán los dos primeros gráficos de tarta con los datos calculados.</text:p>
      <text:p text:style-name="P20"/>
      <text:p text:style-name="P20"><text:span text:style-name="T14">S</text:span>egunda sesión <text:span text:style-name="T14">en el aula informática</text:span></text:p>
      <text:p text:style-name="P22">Durante la segunda sesión se realizarán los tres gráficos de barras restantes.</text:p>
      <text:p text:style-name="P22">Una vez terminados, los alumnos deberán formatear los gráficos y la hoja del libro de Excel con los cinco gráficos generados para cumplir los siguientes puntos:</text:p>
      <text:list xml:id="list1335108640" text:style-name="L4">
        <text:list-item>
          <text:p text:style-name="P31">La hoja tendrá un tamaño DIN A3</text:p>
        </text:list-item>
        <text:list-item>
          <text:p text:style-name="P31">En la parte superior aparecerá el curso y el grupo de trabajo, así como el título del gráfico “SISTEMA ELÉCTRICO ESPAÑOL”</text:p>
        </text:list-item>
        <text:list-item>
          <text:p text:style-name="P31">Encima de cada gráfico debe aparecer su título, con tamaño adecuado.</text:p>
        </text:list-item>
        <text:list-item>
          <text:p text:style-name="P31">En los gráficos de tarta solo deben aparecer el nombre de la energía y el porcentaje. Todos los datos deben entrar dentro del sector correspondiente y tendrán un tamaño adecuado.</text:p>
        </text:list-item>
        <text:list-item>
          <text:p text:style-name="P31">Los gráficos de barras deben tener en el eje Y los valores de inicio y final que aparecen en el ejemplo</text:p>
        </text:list-item>
        <text:list-item>
          <text:p text:style-name="P31">Los títulos del eje X deben corresponder con los años o con los países tal y como aparece en el ejemplo.</text:p>
        </text:list-item>
        <text:list-item>
          <text:p text:style-name="P31">Los tamaños de los gráficos y el espacio entre gráficas debe ser semejante al ejemplo.</text:p>
          <text:p text:style-name="P31"/>
        </text:list-item>
      </text:list>
      <text:p text:style-name="P22">Al finalizar, se debe guardar el ejercicio con formato PDF y enviarlo para su corrección.</text:p>
      <text:p text:style-name="P22"/>
      <text:p text:style-name="P21"/>
      <text:p text:style-name="P20"/>
      <text:p text:style-name="P2"><text:span text:style-name="T7">Recursos</text:span><text:span text:style-name="T6"> requeridos</text:span></text:p>
      <text:p text:style-name="P5">Aula informática (2 sesiones)</text:p>
      <text:p text:style-name="P8">Programa Excel instalado en 15 ordenadores del aula informática</text:p>
      <text:p text:style-name="P7">Hoja de cálculo para el alumno con los datos en bruto</text:p>
      <text:p text:style-name="P7">Documento PDF con los gráficos finales</text:p>
      <text:p text:style-name="P7">Hoja de cálculo para el profesor con los resultados finales y los gráficos</text:p>
      <text:p text:style-name="P6">Proyector</text:p>
      <text:p text:style-name="P6">Acceso de los alumnos a su aula virtual de la asignatura.</text:p>
      <text:p text:style-name="P3"/>
      <text:p text:style-name="P1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ext" style:family="paragraph" style:class="extra">
      <style:paragraph-properties fo:line-height="130%" fo:text-align="justify" style:justify-single-word="false" fo:orphans="2" fo:widows="2">
        <style:tab-stops>
          <style:tab-stop style:position="0.804cm"/>
        </style:tab-stops>
      </style:paragraph-properties>
      <style:text-properties style:use-window-font-color="true" loext:opacity="0%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Sangria" style:family="paragraph" style:parent-style-name="Text">
      <style:paragraph-properties fo:margin-left="0.801cm" fo:margin-right="0cm" fo:text-indent="0cm" style:auto-text-indent="false">
        <style:tab-stops/>
      </style:paragraph-properties>
    </style:style>
    <style:style style:name="Lista_20_numerada" style:display-name="Lista numerada" style:family="paragraph" style:parent-style-name="Text" style:list-style-name="WW8Num6">
      <style:paragraph-properties fo:margin-top="0.423cm" fo:margin-bottom="0cm" style:contextual-spacing="false">
        <style:tab-stops/>
      </style:paragraph-properties>
    </style:style>
    <style:style style:name="Numerado" style:family="paragraph" style:parent-style-name="Lista_20_numerada">
      <style:paragraph-properties fo:margin-left="0.801cm" fo:margin-right="0cm" fo:margin-top="0.423cm" fo:margin-bottom="0cm" style:contextual-spacing="false" fo:text-indent="-0.801cm" style:auto-text-indent="false">
        <style:tab-stops>
          <style:tab-stop style:position="0.804cm"/>
        </style:tab-stops>
      </style:paragraph-properties>
    </style:style>
    <style:style style:name="Heading_20_1" style:display-name="Heading 1" style:family="paragraph" style:next-style-name="Text" style:default-outline-level="1" style:class="text">
      <style:paragraph-properties fo:margin-top="0.212cm" fo:margin-bottom="0.212cm" style:contextual-spacing="false" fo:orphans="2" fo:widows="2" fo:keep-with-next="always"/>
      <style:text-properties style:use-window-font-color="true" loext:opacity="0%" style:font-name="Arial" fo:font-family="Arial" style:font-family-generic="swiss" style:font-pitch="variable" fo:font-size="16pt" fo:language="es" fo:country="ES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 text:consecutive-numbering="true">
      <text:list-level-style-number text:level="1" text:style-name="WW8Num6z0" style:num-suffix=".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5-06T23:20:46.269000000</meta:creation-date>
    <dc:date>2021-06-26T13:15:13.847000000</dc:date>
    <meta:editing-duration>PT2H18M25S</meta:editing-duration>
    <meta:editing-cycles>20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47" meta:word-count="627" meta:character-count="3801" meta:non-whitespace-character-count="3239"/>
  </office:meta>
</office:document-meta>
</file>